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paragraph-rsid="0006ab82" style:font-weight-asian="bold" style:font-weight-complex="bold"/>
    </style:style>
    <style:style style:name="P2" style:family="paragraph" style:parent-style-name="Preformatted_20_Text">
      <style:text-properties fo:font-size="14pt" fo:font-weight="bold" officeooo:paragraph-rsid="0006eb73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1"/>
      <text:p text:style-name="P1">0:0000 4:0100 8:1000 C:1100 </text:p>
      <text:p text:style-name="P1">1:0001 5:0101 9:1001 D:1101 </text:p>
      <text:p text:style-name="P1">2:0010 6:0110 A:1010 E:1110 </text:p>
      <text:p text:style-name="P1">3:0011 7:0111 B:1011 F:1111 </text:p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  <text:p text:style-name="P2">0:0000 4:0100 8:1000 C:1100 </text:p>
      <text:p text:style-name="P2">1:0001 5:0101 9:1001 D:1101 </text:p>
      <text:p text:style-name="P2">2:0010 6:0110 A:1010 E:1110 </text:p>
      <text:p text:style-name="P2">3:0011 7:0111 B:1011 F:1111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25124*" fo:start-indent="0in" fo:end-indent="0.1016in"/>
          <style:column style:rel-width="40411*" fo:start-indent="0.1016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1:41:05.897468729</dc:date>
    <meta:editing-duration>PT1M59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80" meta:word-count="320" meta:character-count="2240" meta:non-whitespace-character-count="1920"/>
  </office:meta>
</office:document-meta>
</file>